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list-style-name="">
      <style:paragraph-properties fo:margin-left="1.27cm" fo:margin-right="0cm" fo:line-height="200%" fo:text-indent="-1.27cm" style:auto-text-indent="false" style:text-autospace="none">
        <style:tab-stops/>
      </style:paragraph-propertie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reference-mark-start text:name="ZOTERO_ITEM {&quot;citationItems&quot;:[{&quot;uri&quot;:[&quot;http://zotero.org/users/29527/items/Z2Q4TRWU&quot;]}]} RNDKNl80K1xyW"/>(Marcus)<text:reference-mark-end text:name="ZOTERO_ITEM {&quot;citationItems&quot;:[{&quot;uri&quot;:[&quot;http://zotero.org/users/29527/items/Z2Q4TRWU&quot;]}]} RNDKNl80K1xyW"/></text:p>
      <text:p text:style-name="Standard"/>
      <text:p text:style-name="Text_20_body">The title of the 560 page volume <text:s/><text:span text:style-name="T1">Technoscientific imaginaries: conversations, profiles, and memoirs </text:span><text:span text:style-name="T2"><text:s/>suggests that it could be a major landmark in mid-1990s work on science, technology and imaginaries. How did such two dozen cultural anthropologists come together around this theme? Strikingly, the term imaginaries is not indexed as such, although there are 3 pages referencing 'technoscientific imaginaries' and several referencing 'scientific imaginaries.' This is not just a problem with the index. An electronic search of the volume on books.google.com yields only a few more. How would there be such little reference to imaginaries in this book? For such a large book, the absence of reference to imaginaries is puzzling. </text:span></text:p>
      <text:p text:style-name="Standard"><text:span text:style-name="T2">Probably it has something to do with the way the book came together as an 'opportunistic assemblage' (1) in the Late Editions series of annuals. The pieces of the book all concern conditions of work in science and technology at the end of the century. 'The term </text:span><text:span text:style-name="T1">imaginary </text:span><text:span text:style-name="T2">emerged effortlessly and just seemed to fit the topic' (3) writes George E. Marcus. Imaginary was envisaged as linking scientific visual and imaging practices with the imagining of technoscientific futures. <text:s/>Yet the sense of imaginary developed in the volume did not quite the senses of imaginary as high-flown visionary thoughts:</text:span></text:p>
      <text:p text:style-name="Text_20_body_20_indent"><text:span text:style-name="T2">We instead were much more interested in the imaginaries of scientists tied more closely to their current positionings, practices, ambiguous locations in which the varied kinds of science they do are possible at all. This is a socially and culturally embedded sense of the imaginary that indeed looks to the future and future possibility through technoscientific innovation but is equally constrained by the very present conditions of scientific work. </text:span><text:reference-mark-start text:name="ZOTERO_ITEM {&quot;citationItems&quot;:[{&quot;locator&quot;:&quot;4&quot;,&quot;position&quot;:3,&quot;uri&quot;:[&quot;http://zotero.org/users/29527/items/Z2Q4TRWU&quot;]}]} RNDgIlrrS9v0e"/><text:span text:style-name="T2">(Marcus 4)</text:span><text:reference-mark-end text:name="ZOTERO_ITEM {&quot;citationItems&quot;:[{&quot;locator&quot;:&quot;4&quot;,&quot;position&quot;:3,&quot;uri&quot;:[&quot;http://zotero.org/users/29527/items/Z2Q4TRWU&quot;]}]} RNDgIlrrS9v0e"/></text:p>
      <text:p text:style-name="Text_20_body"><text:span text:style-name="T2">Instead, the notion of imaginary developed in the Introduction to the volume, but also later chapters, <text:s/>connects scientific practices (including imaging and visualising) with the ambiguous cultural and social locations scientists find themselves in. Indeed, this is the very core of technoscientific imaginaries: they are responses to or symptoms of an instability or uncertainty that occurs when available discourses fail or block experience. </text:span></text:p>
      <text:p text:style-name="Text_20_body"><text:span text:style-name="T2">The 'socially and culturally embedded sense of the imaginary' <text:s/>quote above is thus a slightly misleading formulation. It could be read as connoting that part of the scientist or technologist that derives from their social or cultural context. Actually, the sense of technoscientific imaginary developed in the book is quite different. It refers to the ways in scientists themselves to lesser or greater degrees express awareness of changes in the location and position of their own practices. Rather than being a concept used by the social studies of science to situate technoscience in social locations, a technoscientific imaginary describes how scientists and technologists working in specific settings embody the tensions and predicaments of change. If future visioning has a role here, it is a <text:s/>'cautiously imagined emergent future, filled with volatility, and uncertainty, but in which faith in practices of technoscience become even more complex and interestingly constructed' (4). Like many other invocations of the imaginary, a technoscientific imaginary inhabits a 'cognitive gap' (4). It derives from tensions between practices and discourses that do not quite fit. Importantly too, the notion of a technoscientific imaginary bears political and methodological implications. It generates 'a completely transformed and vast field of inquiry on which a distinctly </text:span><text:span text:style-name="T1">cultural </text:span><text:span text:style-name="T2">studies of science might establish itself' (7).</text:span></text:p>
      <text:p text:style-name="Text_20_body"><text:span text:style-name="T2">Why then so few references to imaginaries in this book? We could answer methodologically: the notion of imaginary outlined above suggests that it would be useful to ask scientists about their relation to their own activity, about changes in what they are doing, about the possibilities of doing science and about their hybrid locations and collaborations. In the process of doing that, the book presents conversations, memoirs and interviews that document technoscientific imaginaries, but in themselves, have little reason to invoke imaginaries as such. </text:span></text:p>
      <text:h text:style-name="Heading_20_2" text:outline-level="2">References</text:h>
      <text:section text:style-name="Sect1" text:name="ZOTERO_BIBL  RND5a7wNG9sex">
        <text:p text:style-name="P1"><text:soft-page-break/>Marcus, George E. <text:span text:style-name="T1">Technoscientific imaginaries: conversations, profiles, and memoirs</text:span><text:span text:style-name="T2">. University of Chicago Press, 1995. Print.</text:span></text:p>
      </text:section>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bm </meta:initial-creator>
    <meta:creation-date>2010-07-14T10:05:07</meta:creation-date>
    <dc:date>2010-07-14T11:22:32</dc:date>
    <dc:creator>abm </dc:creator>
    <meta:editing-duration>PT01H12M15S</meta:editing-duration>
    <meta:editing-cycles>7</meta:editing-cycles>
    <meta:generator>OpenOffice.org/3.1$Linux OpenOffice.org_project/310m19$Build-9420</meta:generator>
    <meta:document-statistic meta:table-count="0" meta:image-count="0" meta:object-count="0" meta:page-count="2" meta:paragraph-count="9" meta:word-count="655" meta:character-count="4365"/>
    <meta:user-defined meta:name="Info 1"/>
    <meta:user-defined meta:name="Info 2"/>
    <meta:user-defined meta:name="Info 3"/>
    <meta:user-defined meta:name="Info 4"/>
    <meta:user-defined meta:name="ZOTERO_PREF_1">&lt;data&gt;&lt;session id="8fSdTFbd"/&gt;&lt;style id="http://www.zotero.org/styles/mla" hasBibliography="0"/&gt;&lt;prefs&gt;&lt;pref name="fieldType" value="ReferenceMark"/&gt;&lt;pref name="noteType" value="0"/&gt;&lt;/prefs&gt;&lt;/data&gt;</meta:user-defined>
  </office:meta>
</office:document-meta>
</file>